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margin-top="0.423cm" fo:margin-bottom="0.212cm" loext:contextual-spacing="false" fo:line-height="50%"/>
    </style:style>
    <style:style style:name="P5" style:family="paragraph" style:parent-style-name="Standard" style:master-page-name="">
      <style:paragraph-properties fo:margin-left="8.599cm" fo:margin-right="0cm" fo:text-align="start" style:justify-single-word="false" fo:orphans="2" fo:widows="2" fo:text-indent="1.746cm" style:auto-text-indent="false" style:page-number="auto" style:writing-mode="lr-tb"/>
      <style:text-properties fo:font-size="16pt" fo:font-weight="bold" style:font-size-asian="16pt" style:font-weight-asian="bold" style:font-size-complex="16pt"/>
    </style:style>
    <style:style style:name="P6" style:family="paragraph" style:parent-style-name="Standard" style:master-page-name="">
      <style:paragraph-properties fo:margin-left="10.398cm" fo:margin-right="0cm" fo:text-align="start" style:justify-single-word="false" fo:orphans="2" fo:widows="2" fo:text-indent="0cm" style:auto-text-indent="false" style:page-number="auto" style:writing-mode="lr-tb"/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margin-left="10.398cm" fo:margin-right="0cm" fo:text-align="start" style:justify-single-word="false" fo:orphans="2" fo:widows="2" fo:text-indent="0cm" style:auto-text-indent="false" style:writing-mode="lr-tb"/>
      <style:text-properties fo:font-size="16pt" fo:font-weight="bold" style:font-size-asian="16pt" style:font-weight-asian="bold" style:font-size-complex="16pt"/>
    </style:style>
    <style:style style:name="P8" style:family="paragraph" style:parent-style-name="Standard" style:master-page-name="">
      <style:paragraph-properties fo:margin-left="-1.667cm" fo:margin-right="0cm" fo:orphans="2" fo:widows="2" fo:text-indent="3.016cm" style:auto-text-indent="false" style:page-number="auto" style:writing-mode="lr-tb"/>
      <style:text-properties fo:font-size="14pt" style:font-size-asian="14pt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top="0.423cm" fo:margin-bottom="0.212cm" loext:contextual-spacing="false" fo:line-height="50%"/>
      <style:text-properties fo:font-size="9pt" style:font-size-asian="9pt" style:font-size-complex="9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Начальнику производственного</text:p>
      <text:p text:style-name="P6"><text:s/>управления ООО Лотес ТМ <text:s text:c="2"/></text:p>
      <text:p text:style-name="P7">Непорада Ю.А.</text:p>
      <text:p text:style-name="P2"/>
      <text:p text:style-name="P2">Служебная записка</text:p>
      <text:p text:style-name="P8"><text:s text:c="3"/>Прошу изготовить опытный образец изделия «Модуль 1887»</text:p>
      <text:p text:style-name="Standard"><text:span text:style-name="T2">Применяемость: <text:s text:c="3"/>ТГС </text:span><text:bookmark text:name="_GoBack"/><text:span text:style-name="T2"><text:s/>Н2</text:span></text:p>
      <text:p text:style-name="P3">Наименование: <text:s text:c="4"/>модуль 1887 <text:s text:c="2"/>МАВЦ.467291.012 </text:p>
      <text:p text:style-name="P3"/>
      <text:p text:style-name="P3"/>
      <text:p text:style-name="P11"><text:s text:c="79"/></text:p>
      <text:p text:style-name="P4"><text:span text:style-name="T2">Начальник ОРТС <text:s text:c="43"/></text:span><text:span text:style-name="T1">Крысин Ю Д <text:s text:c="17"/>_________</text:span></text:p>
      <text:p text:style-name="P11"><text:s text:c="147"/></text:p>
      <text:p text:style-name="P10"/>
      <text:p text:style-name="P3">Приложение </text:p>
      <text:p text:style-name="P3">1.Печатная плата 758725.032 = 1 шт.</text:p>
      <text:p text:style-name="P3">2.Перечень элементов – 3 листа</text:p>
      <text:p text:style-name="P3">3.Сборочный чертеж -1лист</text:p>
      <text:p text:style-name="P3">4.Электрическая схема – 1 лист.</text:p>
      <text:p text:style-name="P3"><text:s text:c="10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1.27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1.244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</meta:initial-creator>
    <dc:creator>John k</dc:creator>
    <meta:editing-cycles>12</meta:editing-cycles>
    <meta:print-date>2017-11-23T10:11:00</meta:print-date>
    <meta:creation-date>2017-11-23T10:08:00</meta:creation-date>
    <dc:date>2017-11-24T13:58:41.57</dc:date>
    <meta:editing-duration>PT32S</meta:editing-duration>
    <meta:generator>LibreOffice/6.0.1.1$Windows_X86_64 LibreOffice_project/60bfb1526849283ce2491346ed2aa51c465abfe6</meta:generator>
    <meta:document-statistic meta:table-count="0" meta:image-count="0" meta:object-count="0" meta:page-count="1" meta:paragraph-count="16" meta:word-count="48" meta:character-count="772" meta:non-whitespace-character-count="326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